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484in"/>
    </style:style>
    <style:style style:name="co3" style:family="table-column">
      <style:table-column-properties fo:break-before="auto" style:column-width="0.498in"/>
    </style:style>
    <style:style style:name="co4" style:family="table-column">
      <style:table-column-properties fo:break-before="auto" style:column-width="0.5409in"/>
    </style:style>
    <style:style style:name="co5" style:family="table-column">
      <style:table-column-properties fo:break-before="auto" style:column-width="0.939in"/>
    </style:style>
    <style:style style:name="co6" style:family="table-column">
      <style:table-column-properties fo:break-before="auto" style:column-width="0.6055in"/>
    </style:style>
    <style:style style:name="co7" style:family="table-column">
      <style:table-column-properties fo:break-before="auto" style:column-width="0.7563in"/>
    </style:style>
    <style:style style:name="co9" style:family="table-column">
      <style:table-column-properties fo:break-before="auto" style:column-width="0.6161in"/>
    </style:style>
    <style:style style:name="co10" style:family="table-column">
      <style:table-column-properties fo:break-before="auto" style:column-width="0.2398in"/>
    </style:style>
    <style:style style:name="co11" style:family="table-column">
      <style:table-column-properties fo:break-before="auto" style:column-width="0.3689in"/>
    </style:style>
    <style:style style:name="co12" style:family="table-column">
      <style:table-column-properties fo:break-before="auto" style:column-width="0.5728in"/>
    </style:style>
    <style:style style:name="co13" style:family="table-column">
      <style:table-column-properties fo:break-before="auto" style:column-width="0.3472in"/>
    </style:style>
    <style:style style:name="ro1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Repor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  <style:text-properties fo:color="#9999ff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  <style:text-properties fo:color="#9999ff"/>
    </style:style>
    <style:style style:name="ce4" style:family="table-cell" style:parent-style-name="Default">
      <style:text-properties fo:color="#9999ff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8" style:family="table-cell" style:parent-style-name="Default">
      <style:table-cell-properties fo:border-bottom="none" fo:border-left="0.0008in solid #000000" fo:border-right="none" fo:border-top="none"/>
      <style:text-properties fo:color="#9999ff"/>
    </style:style>
    <style:style style:name="ce9" style:family="table-cell" style:parent-style-name="Default">
      <style:table-cell-properties fo:border-bottom="0.0008in solid #000000" fo:border-left="0.0008in solid #000000" fo:border-right="none" fo:border-top="none"/>
      <style:text-properties fo:color="#9999ff"/>
    </style:style>
    <style:style style:name="ce10" style:family="table-cell" style:parent-style-name="Default">
      <style:table-cell-properties fo:border-bottom="0.0008in solid #000000" fo:border-left="none" fo:border-right="none" fo:border-top="0.0008in solid #000000"/>
    </style:style>
    <style:style style:name="ce11" style:family="table-cell" style:parent-style-name="Default">
      <style:table-cell-properties fo:border-bottom="0.0008in solid #000000" fo:border-left="none" fo:border-right="none" fo:border-top="none"/>
      <style:text-properties fo:color="#9999ff"/>
    </style:style>
    <style:style style:name="ce12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3" style:family="table-cell" style:parent-style-name="Default">
      <style:table-cell-properties fo:border-bottom="none" fo:border-left="none" fo:border-right="0.0008in solid #000000" fo:border-top="none"/>
      <style:text-properties fo:color="#9999ff"/>
    </style:style>
    <style:style style:name="ce14" style:family="table-cell" style:parent-style-name="Default">
      <style:table-cell-properties fo:border-bottom="0.0008in solid #000000" fo:border-left="none" fo:border-right="0.0008in solid #000000" fo:border-top="none"/>
      <style:text-properties fo:color="#9999ff"/>
    </style:style>
    <style:style style:name="ce15" style:family="table-cell" style:parent-style-name="Default">
      <style:map style:condition="cell-content()&gt;0.05" style:apply-style-name="Untitled1" style:base-cell-address="Sheet1.K1"/>
    </style:style>
    <style:style style:name="ce16" style:family="table-cell" style:parent-style-name="Default" style:data-style-name="N60">
      <style:map style:condition="cell-content()&gt;0.05" style:apply-style-name="Untitled1" style:base-cell-address="Sheet1.K1"/>
    </style:style>
    <style:style style:name="ce17" style:family="table-cell" style:parent-style-name="Default" style:data-style-name="N60"/>
    <style:style style:name="ce18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3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8" table:default-cell-style-name="ce15"/>
        <table:table-column table:style-name="co8" table:default-cell-style-name="Default"/>
        <table:table-row table:style-name="ro1">
          <table:table-cell table:style-name="ce1" office:value-type="string">
            <text:p>K=100</text:p>
          </table:table-cell>
          <table:table-cell table:style-name="ce7" office:value-type="string">
            <text:p>delete</text:p>
          </table:table-cell>
          <table:table-cell table:style-name="ce10" office:value-type="string">
            <text:p>xmean</text:p>
          </table:table-cell>
          <table:table-cell table:style-name="ce10" office:value-type="string">
            <text:p>updateFactor</text:p>
          </table:table-cell>
          <table:table-cell table:style-name="ce12" office:value-type="string">
            <text:p>emptyX</text:p>
          </table:table-cell>
          <table:table-cell table:style-name="ce7" office:value-type="string">
            <text:p>mean</text:p>
          </table:table-cell>
          <table:table-cell table:style-name="ce10" office:value-type="string">
            <text:p>median </text:p>
          </table:table-cell>
          <table:table-cell table:style-name="ce12" office:value-type="string">
            <text:p>std</text:p>
          </table:table-cell>
          <table:table-cell table:number-columns-repeated="3"/>
          <table:table-cell office:value-type="string">
            <text:p>Stýribreyta</text:p>
          </table:table-cell>
        </table:table-row>
        <table:table-row table:style-name="ro1">
          <table:table-cell table:style-name="ce2" office:value-type="string">
            <text:p>rosen1</text:p>
          </table:table-cell>
          <table:table-cell table:style-name="ce8" office:value-type="string">
            <text:p>ol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8" office:value-type="float" office:value="389.85">
            <text:p>389.85</text:p>
          </table:table-cell>
          <table:table-cell table:style-name="ce4" office:value-type="float" office:value="386.5">
            <text:p>386.5</text:p>
          </table:table-cell>
          <table:table-cell table:style-name="ce13" office:value-type="float" office:value="63.85">
            <text:p>63.85</text:p>
          </table:table-cell>
          <table:table-cell table:style-name="ce4" office:value-type="string">
            <text:p>Dim=2</text:p>
          </table:table-cell>
          <table:table-cell office:value-type="string">
            <text:p>P_12</text:p>
          </table:table-cell>
          <table:table-cell office:value-type="float" office:value="0.2561">
            <text:p>0.2561</text:p>
          </table:table-cell>
          <table:table-cell office:value-type="string">
            <text:p>delete</text:p>
          </table:table-cell>
        </table:table-row>
        <table:table-row table:style-name="ro1">
          <table:table-cell table:style-name="ce2" office:value-type="string">
            <text:p>rosen2</text:p>
          </table:table-cell>
          <table:table-cell table:style-name="ce8" office:value-type="string">
            <text:p>ba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8" office:value-type="float" office:value="401.17">
            <text:p>401.17</text:p>
          </table:table-cell>
          <table:table-cell table:style-name="ce4" office:value-type="float" office:value="387.5">
            <text:p>387.5</text:p>
          </table:table-cell>
          <table:table-cell table:style-name="ce13" office:value-type="float" office:value="76.16">
            <text:p>76.16</text:p>
          </table:table-cell>
          <table:table-cell table:style-name="ce4"/>
          <table:table-cell office:value-type="string">
            <text:p>P_24</text:p>
          </table:table-cell>
          <table:table-cell table:style-name="ce16" office:value-type="float" office:value="0.000000000038748">
            <text:p>3.87E-011</text:p>
          </table:table-cell>
          <table:table-cell office:value-type="string">
            <text:p>xmean</text:p>
          </table:table-cell>
        </table:table-row>
        <table:table-row table:style-name="ro1">
          <table:table-cell table:style-name="ce2" office:value-type="string">
            <text:p>rosen3</text:p>
          </table:table-cell>
          <table:table-cell table:style-name="ce8" office:value-type="string">
            <text:p>ol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8" office:value-type="float" office:value="512.99">
            <text:p>512.99</text:p>
          </table:table-cell>
          <table:table-cell table:style-name="ce4" office:value-type="float" office:value="494">
            <text:p>494</text:p>
          </table:table-cell>
          <table:table-cell table:style-name="ce13" office:value-type="float" office:value="114.22">
            <text:p>114.22</text:p>
          </table:table-cell>
          <table:table-cell table:style-name="ce4"/>
          <table:table-cell office:value-type="string">
            <text:p>P_34</text:p>
          </table:table-cell>
          <table:table-cell office:value-type="float" office:value="0.1977">
            <text:p>0.1977</text:p>
          </table:table-cell>
          <table:table-cell office:value-type="string">
            <text:p>delete</text:p>
          </table:table-cell>
        </table:table-row>
        <table:table-row table:style-name="ro1">
          <table:table-cell table:style-name="ce2" office:value-type="string">
            <text:p>rosen4</text:p>
          </table:table-cell>
          <table:table-cell table:style-name="ce8" office:value-type="string">
            <text:p>ba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8" office:value-type="float" office:value="492.81">
            <text:p>492.81</text:p>
          </table:table-cell>
          <table:table-cell table:style-name="ce4" office:value-type="float" office:value="471.5">
            <text:p>471.5</text:p>
          </table:table-cell>
          <table:table-cell table:style-name="ce13" office:value-type="float" office:value="106.47">
            <text:p>106.47</text:p>
          </table:table-cell>
          <table:table-cell table:style-name="ce4"/>
          <table:table-cell office:value-type="string">
            <text:p>P_45</text:p>
          </table:table-cell>
          <table:table-cell office:value-type="float" office:value="0.028033">
            <text:p>0.028033</text:p>
          </table:table-cell>
          <table:table-cell office:value-type="string">
            <text:p>emptyX</text:p>
          </table:table-cell>
        </table:table-row>
        <table:table-row table:style-name="ro1">
          <table:table-cell table:style-name="ce2" office:value-type="string">
            <text:p>rosen5**</text:p>
          </table:table-cell>
          <table:table-cell table:style-name="ce8" office:value-type="string">
            <text:p>ba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1129.59">
            <text:p>1129.59</text:p>
          </table:table-cell>
          <table:table-cell table:style-name="ce4" office:value-type="float" office:value="1042">
            <text:p>1042</text:p>
          </table:table-cell>
          <table:table-cell table:style-name="ce13" office:value-type="float" office:value="474.73">
            <text:p>474.73</text:p>
          </table:table-cell>
          <table:table-cell table:style-name="ce4"/>
          <table:table-cell office:value-type="string">
            <text:p>P_56</text:p>
          </table:table-cell>
          <table:table-cell table:style-name="ce16" office:value-type="float" office:value="3.3254E-015">
            <text:p>3.33E-015</text:p>
          </table:table-cell>
          <table:table-cell office:value-type="string">
            <text:p>xmean</text:p>
          </table:table-cell>
        </table:table-row>
        <table:table-row table:style-name="ro1">
          <table:table-cell table:style-name="ce2" office:value-type="string">
            <text:p>rosen6**</text:p>
          </table:table-cell>
          <table:table-cell table:style-name="ce8" office:value-type="string">
            <text:p>ba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8" office:value-type="float" office:value="508.2">
            <text:p>508.2</text:p>
          </table:table-cell>
          <table:table-cell table:style-name="ce4" office:value-type="float" office:value="462">
            <text:p>462</text:p>
          </table:table-cell>
          <table:table-cell table:style-name="ce13" office:value-type="float" office:value="221.58">
            <text:p>221.58</text:p>
          </table:table-cell>
          <table:table-cell table:style-name="ce4"/>
          <table:table-cell office:value-type="string">
            <text:p>P_26</text:p>
          </table:table-cell>
          <table:table-cell table:style-name="ce16" office:value-type="float" office:value="0.00000065379">
            <text:p>6.54E-007</text:p>
          </table:table-cell>
          <table:table-cell office:value-type="string">
            <text:p>emptyX</text:p>
          </table:table-cell>
        </table:table-row>
        <table:table-row table:style-name="ro1">
          <table:table-cell table:style-name="ce3" office:value-type="string">
            <text:p>rosen7</text:p>
          </table:table-cell>
          <table:table-cell table:style-name="ce9" office:value-type="string">
            <text:p>old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9" office:value-type="float" office:value="741.61">
            <text:p>741.61</text:p>
          </table:table-cell>
          <table:table-cell table:style-name="ce11" office:value-type="float" office:value="699.5">
            <text:p>699.5</text:p>
          </table:table-cell>
          <table:table-cell table:style-name="ce14" office:value-type="float" office:value="239">
            <text:p>239</text:p>
          </table:table-cell>
          <table:table-cell table:style-name="ce4"/>
          <table:table-cell office:value-type="string">
            <text:p>P_17</text:p>
          </table:table-cell>
          <table:table-cell table:style-name="ce16" office:value-type="float" office:value="4.4142E-032">
            <text:p>4.41E-032</text:p>
          </table:table-cell>
          <table:table-cell office:value-type="string">
            <text:p>updateFactor</text:p>
          </table:table-cell>
        </table:table-row>
        <table:table-row table:style-name="ro1">
          <table:table-cell table:style-name="ce4" office:value-type="string">
            <text:p>rosen5</text:p>
          </table:table-cell>
          <table:table-cell table:style-name="ce4" office:value-type="string">
            <text:p>ba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59.22">
            <text:p>459.22</text:p>
          </table:table-cell>
          <table:table-cell table:style-name="ce4" office:value-type="float" office:value="446">
            <text:p>446</text:p>
          </table:table-cell>
          <table:table-cell table:style-name="ce4" office:value-type="float" office:value="108.17">
            <text:p>108.17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4" office:value-type="string">
            <text:p>rosen6</text:p>
          </table:table-cell>
          <table:table-cell table:style-name="ce4" office:value-type="string">
            <text:p>ba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44.91">
            <text:p>344.91</text:p>
          </table:table-cell>
          <table:table-cell table:style-name="ce4" office:value-type="float" office:value="336">
            <text:p>336</text:p>
          </table:table-cell>
          <table:table-cell table:style-name="ce4" office:value-type="float" office:value="78.58">
            <text:p>78.58</text:p>
          </table:table-cell>
          <table:table-cell table:style-name="ce4"/>
          <table:table-cell/>
          <table:table-cell table:style-name="ce17"/>
          <table:table-cell/>
        </table:table-row>
        <table:table-row table:style-name="ro1" table:number-rows-repeated="2">
          <table:table-cell table:number-columns-repeated="10"/>
          <table:table-cell table:style-name="ce17"/>
          <table:table-cell/>
        </table:table-row>
        <table:table-row table:style-name="ro1">
          <table:table-cell table:style-name="ce5" office:value-type="string" table:number-columns-spanned="8" table:number-rows-spanned="2">
            <text:p>** Stundum kemur “Error using loqo!” vegna þess að ég byrja á því að reikna alltaf xmean</text:p>
          </table:table-cell>
          <table:covered-table-cell table:style-name="ce6"/>
          <table:covered-table-cell table:style-name="ce6"/>
          <table:covered-table-cell table:style-name="ce6"/>
          <table:covered-table-cell table:number-columns-repeated="4"/>
          <table:table-cell table:number-columns-repeated="2"/>
          <table:table-cell table:style-name="Default"/>
          <table:table-cell/>
        </table:table-row>
        <table:table-row table:style-name="ro1"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number-columns-repeated="4"/>
          <table:table-cell table:number-columns-repeated="4"/>
        </table:table-row>
        <table:table-row table:style-name="ro1" table:number-rows-repeated="104856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2" table:print="false"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7" table:default-cell-style-name="Default"/>
        <table:table-row table:style-name="ro1">
          <table:table-cell office:value-type="string">
            <text:p>m</text:p>
          </table:table-cell>
          <table:table-cell office:value-type="string">
            <text:p>Rosen</text:p>
          </table:table-cell>
          <table:table-cell office:value-type="string">
            <text:p>Dim</text:p>
          </table:table-cell>
          <table:table-cell office:value-type="string">
            <text:p>Mean</text:p>
          </table:table-cell>
          <table:table-cell office:value-type="string">
            <text:p>Median</text:p>
          </table:table-cell>
          <table:table-cell office:value-type="string">
            <text:p>Std</text:p>
          </table:table-cell>
          <table:table-cell office:value-type="string">
            <text:p>K</text:p>
          </table:table-cell>
          <table:table-cell office:value-type="string">
            <text:p>LocMin</text:p>
          </table:table-cell>
          <table:table-cell/>
          <table:table-cell office:value-type="string">
            <text:p>dim</text:p>
          </table:table-cell>
          <table:table-cell office:value-type="string">
            <text:p>p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89.85">
            <text:p>389.85</text:p>
          </table:table-cell>
          <table:table-cell office:value-type="float" office:value="386.5">
            <text:p>386.5</text:p>
          </table:table-cell>
          <table:table-cell office:value-type="float" office:value="63.85">
            <text:p>63.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style-name="ce17" office:value-type="float" office:value="0.000015023">
            <text:p>1.50E-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44.91">
            <text:p>344.91</text:p>
          </table:table-cell>
          <table:table-cell office:value-type="float" office:value="336">
            <text:p>336</text:p>
          </table:table-cell>
          <table:table-cell office:value-type="float" office:value="78.58">
            <text:p>78.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17" office:value-type="float" office:value="5.5702E-017">
            <text:p>5.57E-0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464.22">
            <text:p>2464.22</text:p>
          </table:table-cell>
          <table:table-cell office:value-type="float" office:value="2280">
            <text:p>2280</text:p>
          </table:table-cell>
          <table:table-cell office:value-type="float" office:value="748.55">
            <text:p>748.55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 table:style-name="ce17" office:value-type="float" office:value="0.00053724">
            <text:p>5.37E-0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724.89">
            <text:p>1724.89</text:p>
          </table:table-cell>
          <table:table-cell office:value-type="float" office:value="1729">
            <text:p>1729</text:p>
          </table:table-cell>
          <table:table-cell office:value-type="float" office:value="295.6">
            <text:p>295.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0.0041">
            <text:p>0.00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800.5">
            <text:p>6800.5</text:p>
          </table:table-cell>
          <table:table-cell office:value-type="float" office:value="6495">
            <text:p>6495</text:p>
          </table:table-cell>
          <table:table-cell office:value-type="float" office:value="1258.68">
            <text:p>1258.68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138.48">
            <text:p>6138.48</text:p>
          </table:table-cell>
          <table:table-cell office:value-type="float" office:value="6143">
            <text:p>6143</text:p>
          </table:table-cell>
          <table:table-cell office:value-type="float" office:value="1398.15">
            <text:p>1398.1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9968.8">
            <text:p>19968.8</text:p>
          </table:table-cell>
          <table:table-cell office:value-type="float" office:value="20004">
            <text:p>20004</text:p>
          </table:table-cell>
          <table:table-cell office:value-type="float" office:value="234.66">
            <text:p>234.66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9645.9">
            <text:p>19645.9</text:p>
          </table:table-cell>
          <table:table-cell office:value-type="float" office:value="20002">
            <text:p>20002</text:p>
          </table:table-cell>
          <table:table-cell office:value-type="float" office:value="1086.37">
            <text:p>1086.37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8" office:value-type="string" table:number-columns-spanned="8" table:number-rows-spanned="1">
            <text:p>*wrt stopfitness=1e-5 </text:p>
          </table:table-cell>
          <table:covered-table-cell table:number-columns-repeated="7"/>
          <table:table-cell table:number-columns-repeated="3"/>
        </table:table-row>
      </table:table>
      <table:table table:name="Sheet3" table:style-name="ta2" table:print="false">
        <table:table-column table:style-name="co8" table:default-cell-style-name="Default"/>
        <table:table-row table:style-name="ro1">
          <table:table-cell/>
        </table:table-row>
      </table:table>
      <table:database-ranges>
        <table:database-range table:target-range-address="Sheet1.A2:Sheet1.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fo:padding-bottom="0.0193in" fo:padding-left="0.0138in" fo:padding-right="0.0138in" fo:padding-top="0.0193in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3">06/23/2010</text:date>, <text:time>16:1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i2 </meta:initial-creator>
    <meta:creation-date>2010-06-15T09:22:30</meta:creation-date>
    <dc:date>2010-06-23T16:16:34</dc:date>
    <dc:creator>hei2 </dc:creator>
    <meta:editing-duration>PT10H38M36S</meta:editing-duration>
    <meta:editing-cycles>16</meta:editing-cycles>
    <meta:generator>OpenOffice.org/3.2$Unix OpenOffice.org_project/320m12$Build-9483</meta:generator>
    <meta:document-statistic meta:table-count="3" meta:cell-count="187" meta:object-count="0"/>
  </office:meta>
</office:document-meta>
</file>